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T3" style:parent-style-name="Absatz-Standardschriftart" style:family="text">
      <style:text-properties style:font-name="Arial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font-name="Arial" style:font-name-complex="Calibri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Arial" style:font-name-complex="Calibri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justify"/>
      <style:text-properties style:font-name="Arial"/>
    </style:style>
    <style:style style:name="P7" style:parent-style-name="Standard" style:family="paragraph">
      <style:paragraph-properties fo:text-align="justify"/>
      <style:text-properties style:font-name="Arial" style:font-name-complex="Calibri"/>
    </style:style>
    <style:style style:name="P8" style:parent-style-name="Standard" style:family="paragraph">
      <style:paragraph-properties fo:text-align="justify"/>
      <style:text-properties style:font-name="Arial" style:font-name-complex="Calibri"/>
    </style:style>
    <style:style style:name="P9" style:parent-style-name="Standard" style:family="paragraph">
      <style:paragraph-properties fo:text-align="justify"/>
      <style:text-properties style:font-name="Arial" style:font-name-complex="Calibri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text-align="justify"/>
      <style:text-properties style:font-name="Arial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/>
      <style:text-properties style:font-name="Arial"/>
    </style:style>
    <style:style style:name="P12" style:parent-style-name="Standard" style:family="paragraph">
      <style:paragraph-properties fo:text-align="justify"/>
      <style:text-properties style:font-name="Arial"/>
    </style:style>
    <style:style style:name="P13" style:parent-style-name="Standard" style:family="paragraph">
      <style:paragraph-properties fo:text-align="justify"/>
      <style:text-properties style:font-name="Arial"/>
    </style:style>
    <style:style style:name="P14" style:parent-style-name="Standard" style:family="paragraph">
      <style:paragraph-properties fo:text-align="justify"/>
      <style:text-properties style:font-name="Arial"/>
    </style:style>
    <style:style style:name="P15" style:parent-style-name="Standard" style:family="paragraph">
      <style:paragraph-properties fo:text-align="justify"/>
      <style:text-properties style:font-name="Arial"/>
    </style:style>
    <style:style style:name="P16" style:parent-style-name="Standard" style:family="paragraph">
      <style:paragraph-properties fo:text-align="justify"/>
    </style:style>
    <style:style style:name="T17" style:parent-style-name="Absatz-Standardschriftart" style:family="text">
      <style:text-properties style:font-name="Arial" fo:font-weight="bold" style:font-weight-asian="bold" style:font-weight-complex="bold"/>
    </style:style>
    <style:style style:name="T18" style:parent-style-name="Absatz-Standardschriftart" style:family="text">
      <style:text-properties style:font-name="Arial" style:font-name-asian="Calibri" style:font-name-complex="Calibri" fo:font-weight="bold" style:font-weight-asian="bold" style:font-weight-complex="bold"/>
    </style:style>
    <style:style style:name="P19" style:parent-style-name="Standard" style:family="paragraph">
      <style:paragraph-properties fo:text-align="justify"/>
      <style:text-properties style:font-name="Arial" style:font-name-asian="Calibri" style:font-name-complex="Calibri" fo:font-weight="bold" style:font-weight-asian="bold" style:font-weight-complex="bold"/>
    </style:style>
    <style:style style:name="P20" style:parent-style-name="Standard" style:list-style-name="LFO1" style:family="paragraph">
      <style:paragraph-properties fo:text-align="justify"/>
      <style:text-properties style:font-name="Arial" style:font-name-asian="Calibri" style:font-name-complex="Calibri"/>
    </style:style>
    <style:style style:name="P21" style:parent-style-name="Standard" style:list-style-name="LFO1" style:family="paragraph">
      <style:paragraph-properties fo:text-align="justify"/>
      <style:text-properties style:font-name="Arial" style:font-name-asian="Calibri" style:font-name-complex="Calibri"/>
    </style:style>
    <style:style style:name="P22" style:parent-style-name="Standard" style:list-style-name="LFO1" style:family="paragraph">
      <style:paragraph-properties fo:text-align="justify"/>
      <style:text-properties style:font-name="Arial" style:font-name-asian="Calibri" style:font-name-complex="Calibri"/>
    </style:style>
    <style:style style:name="P23" style:parent-style-name="Standard" style:family="paragraph">
      <style:paragraph-properties fo:text-align="justify"/>
      <style:text-properties style:font-name="Arial" style:font-name-asian="Calibri" style:font-name-complex="Calibri"/>
    </style:style>
    <style:style style:name="P24" style:parent-style-name="Standard" style:family="paragraph">
      <style:paragraph-properties fo:text-align="justify"/>
      <style:text-properties style:font-name="Arial" style:font-name-asian="Calibri" style:font-name-complex="Calibri" fo:font-weight="bold" style:font-weight-asian="bold" style:font-weight-complex="bold"/>
    </style:style>
    <style:style style:name="P25" style:parent-style-name="Standard" style:family="paragraph">
      <style:paragraph-properties fo:text-align="justify"/>
      <style:text-properties style:font-name="Arial" fo:font-weight="bold" style:font-weight-asian="bold" style:font-weight-complex="bold"/>
    </style:style>
    <style:style style:name="P26" style:parent-style-name="Standard" style:family="paragraph">
      <style:paragraph-properties fo:text-align="justify"/>
      <style:text-properties style:font-name="Arial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justify"/>
      <style:text-properties style:font-name="Arial" style:text-underline-type="single" style:text-underline-style="solid" style:text-underline-width="auto" style:text-underline-mode="continuous"/>
    </style:style>
    <style:style style:name="P28" style:parent-style-name="Standard" style:list-style-name="LFO2" style:family="paragraph">
      <style:paragraph-properties fo:text-align="justify"/>
      <style:text-properties style:font-name="Arial"/>
    </style:style>
    <style:style style:name="P29" style:parent-style-name="Standard" style:list-style-name="LFO2" style:family="paragraph">
      <style:paragraph-properties fo:text-align="justify"/>
      <style:text-properties style:font-name="Arial"/>
    </style:style>
    <style:style style:name="P30" style:parent-style-name="Standard" style:family="paragraph">
      <style:paragraph-properties fo:text-align="justify"/>
      <style:text-properties style:font-name="Arial"/>
    </style:style>
    <style:style style:name="P31" style:parent-style-name="Standard" style:family="paragraph">
      <style:paragraph-properties fo:text-align="justify"/>
      <style:text-properties style:font-name="Arial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justify"/>
      <style:text-properties style:font-name="Arial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text-align="justify"/>
      <style:text-properties style:font-name="Arial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text-align="justify"/>
      <style:text-properties style:font-name="Arial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text-align="justify"/>
      <style:text-properties style:font-name="Arial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text-align="justify"/>
      <style:text-properties style:font-name="Arial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justify"/>
      <style:text-properties style:font-name="Arial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text-align="justify"/>
      <style:text-properties style:font-name="Arial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text-align="justify"/>
      <style:text-properties style:font-name="Arial"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text-align="justify"/>
      <style:text-properties style:font-name="Arial" style:text-underline-type="single" style:text-underline-style="solid" style:text-underline-width="auto" style:text-underline-mode="continuous"/>
    </style:style>
    <style:style style:name="P41" style:parent-style-name="Standard" style:list-style-name="LFO4" style:family="paragraph">
      <style:paragraph-properties fo:text-align="justify"/>
      <style:text-properties style:font-name="Arial"/>
    </style:style>
    <style:style style:name="P42" style:parent-style-name="Standard" style:list-style-name="LFO4" style:family="paragraph">
      <style:paragraph-properties fo:text-align="justify" fo:margin-left="0.9805in" fo:text-indent="-0.25in">
        <style:tab-stops/>
      </style:paragraph-properties>
      <style:text-properties style:font-name="Arial" style:font-name-asian="Calibri" style:font-name-complex="Calibri"/>
    </style:style>
    <style:style style:name="P43" style:parent-style-name="Standard" style:list-style-name="LFO4" style:family="paragraph">
      <style:paragraph-properties fo:text-align="justify" fo:margin-left="0.9805in" fo:text-indent="-0.25in">
        <style:tab-stops/>
      </style:paragraph-properties>
      <style:text-properties style:font-name="Arial" style:font-name-asian="Calibri" style:font-name-complex="Calibri"/>
    </style:style>
    <style:style style:name="P44" style:parent-style-name="Standard" style:list-style-name="LFO4" style:family="paragraph">
      <style:paragraph-properties fo:text-align="justify" fo:margin-left="0.9805in" fo:text-indent="-0.25in">
        <style:tab-stops/>
      </style:paragraph-properties>
      <style:text-properties style:font-name="Arial" style:font-name-asian="Calibri" style:font-name-complex="Calibri"/>
    </style:style>
    <style:style style:name="P45" style:parent-style-name="Standard" style:list-style-name="LFO4" style:family="paragraph">
      <style:paragraph-properties fo:text-align="justify" fo:margin-left="0.9805in" fo:text-indent="-0.25in">
        <style:tab-stops/>
      </style:paragraph-properties>
      <style:text-properties style:font-name="Arial" style:font-name-asian="Calibri" style:font-name-complex="Calibri"/>
    </style:style>
    <style:style style:name="P46" style:parent-style-name="Standard" style:list-style-name="LFO4" style:family="paragraph">
      <style:paragraph-properties fo:text-align="justify" fo:margin-left="0.9805in" fo:text-indent="-0.25in">
        <style:tab-stops/>
      </style:paragraph-properties>
      <style:text-properties style:font-name="Arial" style:font-name-asian="Calibri" style:font-name-complex="Calibri"/>
    </style:style>
    <style:style style:name="P47" style:parent-style-name="Standard" style:list-style-name="LFO4" style:family="paragraph">
      <style:paragraph-properties fo:text-align="justify" fo:margin-left="0.9805in" fo:text-indent="-0.25in">
        <style:tab-stops/>
      </style:paragraph-properties>
      <style:text-properties style:font-name="Arial" style:font-name-asian="Calibri" style:font-name-complex="Calibri"/>
    </style:style>
    <style:style style:name="P48" style:parent-style-name="Standard" style:list-style-name="LFO4" style:family="paragraph">
      <style:paragraph-properties fo:text-align="justify" fo:margin-left="0.9805in" fo:text-indent="-0.25in">
        <style:tab-stops/>
      </style:paragraph-properties>
      <style:text-properties style:font-name="Arial" style:font-name-asian="Calibri" style:font-name-complex="Calibri"/>
    </style:style>
    <style:style style:name="P49" style:parent-style-name="Standard" style:list-style-name="LFO4" style:family="paragraph">
      <style:paragraph-properties fo:text-align="justify" fo:margin-left="0.9805in" fo:text-indent="-0.25in">
        <style:tab-stops/>
      </style:paragraph-properties>
      <style:text-properties style:font-name="Arial" style:font-name-asian="Calibri" style:font-name-complex="Calibri"/>
    </style:style>
    <style:style style:name="P50" style:parent-style-name="Standard" style:list-style-name="LFO5" style:family="paragraph">
      <style:paragraph-properties fo:text-align="justify"/>
      <style:text-properties style:font-name="Arial" style:font-name-asian="Calibri" style:font-name-complex="Calibri"/>
    </style:style>
    <style:style style:name="P51" style:parent-style-name="Standard" style:list-style-name="LFO5" style:family="paragraph">
      <style:paragraph-properties fo:text-align="justify" fo:margin-left="0.9805in" fo:text-indent="-0.25in">
        <style:tab-stops/>
      </style:paragraph-properties>
      <style:text-properties style:font-name="Arial" style:font-name-asian="Calibri" style:font-name-complex="Calibri"/>
    </style:style>
    <style:style style:name="P52" style:parent-style-name="Standard" style:list-style-name="LFO5" style:family="paragraph">
      <style:paragraph-properties fo:text-align="justify" fo:margin-left="1.4708in" fo:text-indent="-0.25in">
        <style:tab-stops/>
      </style:paragraph-properties>
      <style:text-properties style:font-name="Arial" style:font-name-asian="Calibri" style:font-name-complex="Calibri"/>
    </style:style>
    <style:style style:name="P53" style:parent-style-name="Standard" style:list-style-name="LFO5" style:family="paragraph">
      <style:paragraph-properties fo:text-align="justify" fo:margin-left="0.9805in" fo:text-indent="-0.25in">
        <style:tab-stops/>
      </style:paragraph-properties>
    </style:style>
    <style:style style:name="T54" style:parent-style-name="Absatz-Standardschriftart" style:family="text">
      <style:text-properties style:font-name="Arial" style:font-name-asian="Calibri" style:font-name-complex="Calibri"/>
    </style:style>
  </office:automatic-styles>
  <office:body>
    <office:text text:use-soft-page-breaks="true">
      <text:p text:style-name="P1">X. Aufgabenstellung</text:p>
      <text:p text:style-name="P2"/>
      <text:p text:style-name="Standard"><text:span text:style-name="T3">X.1.<text:s/></text:span><text:span text:style-name="T4">Was ist Gegenstand des Projektauftrags?</text:span></text:p>
      <text:p text:style-name="P5"/>
      <text:p text:style-name="P6">Das Ziel unseres Projektes ist das Erstellen einer Webapplikation zur Verbesserung des Zeitmanagements von Privatpersonen<text:s/>und Personengruppen.</text:p>
      <text:p text:style-name="P7">Bisher stellen wir uns dies auf Grundlage des Ansatzes von Canban vor, jedoch kann sich dieses im Verlauf des Projekts noch ändern, sofern andere Methoden/Ansätze zielführender erscheinen.</text:p>
      <text:p text:style-name="P8"/>
      <text:p text:style-name="P9">X.2. Warum wurde dieser Auftrag gewählt?</text:p>
      <text:p text:style-name="P10"/>
      <text:p text:style-name="P11">Das Zeitmanagement ist gerade in der heutigen Zeit ein immer wichtigeres Thema.</text:p>
      <text:p text:style-name="P12">Dies gilt nicht nur im Beruf, sondern auch im privaten Bereich, insbesondere ist es wichtig <text:s/>offene Zeitresourcen zu erkenne, um diese Sinnvoll nutzen zu können.</text:p>
      <text:p text:style-name="P13">Da wir selber mitunter größere Probleme mit unserem Zeitmanagement haben, bzw. das Gefühl haben unsere Zeit ineffektiv zu nutzen, sehen wir in diesem Projekt außerdem einen persönlichen Nutzen.</text:p>
      <text:p text:style-name="P14"/>
      <text:p text:style-name="P15"/>
      <text:p text:style-name="P16"><text:span text:style-name="T17">X.<text:s/></text:span><text:span text:style-name="T18">Ist-Analyse</text:span></text:p>
      <text:p text:style-name="P19"/>
      <text:list text:style-name="LFO1" text:continue-numbering="true">
        <text:list-item>
          <text:p text:style-name="P20">Problem: <text:s/>Unstrukturierte Ausführung von Tätigkeiten. Es gibt keine gute Übersicht,<text:tab/>wann was<text:s/>getan werden muss oder<text:s/>sollte. Dadurch werden wichtige Sachen<text:tab/>nicht bzw.<text:s/>zu spät erledigt.<text:tab/><text:s/>Insbesondere gilt dies bei Gruppen, wo noch<text:tab/>unterschiedlichste Faktoren mit einfließen.<text:s/></text:p>
        </text:list-item>
        <text:list-item>
          <text:p text:style-name="P21">Zurzeit:<text:s/>Kanban ist eine<text:s/>Workflow Management Prinzip. Bei dem Aufgaben visuell<text:s/><text:tab/>dargestellt werden.<text:tab/>Zurzeit geschied dies zum Beispiel auf einem<text:s/>Ticketboard.<text:tab/>Ein<text:tab/>Problem dort ist, wenn<text:s/>Leute nicht täglich<text:s/>Zugriff auf das Ticketboard haben.<text:s/><text:tab/>Lösung dafür ist eine<text:s/>Online Applikation.<text:s/>Diesen Online Ansatz verfolgen wir<text:s/><text:tab/>ebenfalls und erweitern dies mit den Vorteilen einer<text:s/>Singlepage Applikation.</text:p>
        </text:list-item>
        <text:list-item>
          <text:p text:style-name="P22">Ziel: Freiräume schaffen durch besseres Zeitmanagement. Vermeidung des<text:tab/>Vergessens wichtiger Aufgaben, Dinge priorisieren und nur dann erledigen, wenn<text:s/><text:tab/>dies sinnvoll ist. Zeitplanung innerhalb einer Gruppe von<text:s/>Nutzern. Zentrale<text:s/><text:tab/>Verwaltung aller Aufgaben und Termine. Jederzeit die Erreichbarkeit des<text:tab/>Zeitplanungskalenders</text:p>
        </text:list-item>
      </text:list>
      <text:p text:style-name="P23"/>
      <text:p text:style-name="P24">X. Soll-Konzept</text:p>
      <text:p text:style-name="P25"/>
      <text:p text:style-name="P26">X.1. Lösungsansatz</text:p>
      <text:p text:style-name="P27"/>
      <text:list text:style-name="LFO2" text:continue-numbering="true">
        <text:list-item>
          <text:p text:style-name="P28">Organisierung der Termine/Aufgaben in Form eines Ticketsytems</text:p>
        </text:list-item>
        <text:list-item>
          <text:p text:style-name="P29">Anordnung der Tickets nach den Regeln von<text:s/>Canban</text:p>
        </text:list-item>
      </text:list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P39">X.3. Vor- und Nachteile (Architektur, Implementierung und Inhalt)</text:p>
      <text:p text:style-name="P40"/>
      <text:list text:style-name="LFO4" text:continue-numbering="true">
        <text:list-item>
          <text:p text:style-name="P41">Vorteile:</text:p>
        </text:list-item>
        <text:list-item>
          <text:p text:style-name="P42">Freiräume schaffen durch ein besseres Zeitmanagement</text:p>
        </text:list-item>
        <text:list-item>
          <text:p text:style-name="P43">Vermeiden des Vergessens<text:s/>wichtiger Aufgaben</text:p>
        </text:list-item>
        <text:list-item>
          <text:p text:style-name="P44">Dinge in Prioritätsgruppen unterteilen</text:p>
        </text:list-item>
        <text:list-item>
          <text:p text:style-name="P45">Zeitplanung innerhalb einer Gruppe von Nutzern</text:p>
        </text:list-item>
        <text:list-item>
          <text:p text:style-name="P46">Überall erreichbar</text:p>
        </text:list-item>
        <text:list-item>
          <text:p text:style-name="P47">Zentrale Verwaltung aller Aufgaben und Termine</text:p>
        </text:list-item>
        <text:list-item>
          <text:p text:style-name="P48">Eine All-in-one Client-Architektur Lösung durch Emberjs</text:p>
        </text:list-item>
        <text:list-item>
          <text:p text:style-name="P49">Eine Komponente ist eine Ansammlung von Elementen</text:p>
        </text:list-item>
      </text:list>
      <text:list text:style-name="LFO5" text:continue-numbering="true">
        <text:list-item>
          <text:p text:style-name="P50">Nachteile</text:p>
        </text:list-item>
        <text:list-item>
          <text:p text:style-name="P51">Handlebars Templates müssen in einer Datei stehen</text:p>
        </text:list-item>
        <text:list-item>
          <text:p text:style-name="P52">Zusätzlicher Zeitaufwand für Implementierung von Grunt</text:p>
        </text:list-item>
        <text:list-item>
          <text:p text:style-name="P53"><text:span text:style-name="T54">Keine native SQL Unterstützung von Emberj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an-work</meta:initial-creator>
    <dc:creator>Jan-work</dc:creator>
    <meta:creation-date>2009-04-16T11:32:00Z</meta:creation-date>
    <dc:date>2014-02-28T10:02:00Z</dc:date>
    <meta:template xlink:href="Normal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361" meta:character-count="2631" meta:row-count="18" meta:non-whitespace-character-count="2275"/>
  </office:meta>
</office:document-meta>
</file>